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09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0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2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2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14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1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0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1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2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1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2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2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2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10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1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0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19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214109090909" calcext:value-type="float">
            <text:p>2.72214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825793103448" calcext:value-type="float">
            <text:p>2.87825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1964" calcext:value-type="float">
            <text:p>2.89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412855172414" calcext:value-type="float">
            <text:p>2.89412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0496" calcext:value-type="float">
            <text:p>2.88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668" calcext:value-type="float">
            <text:p>2.6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666137931035" calcext:value-type="float">
            <text:p>2.71666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99952" calcext:value-type="float">
            <text:p>2.3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542455172414" calcext:value-type="float">
            <text:p>2.59542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80824" calcext:value-type="float">
            <text:p>2.4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089103448276" calcext:value-type="float">
            <text:p>2.53089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69135483871" calcext:value-type="float">
            <text:p>2.5326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277212903226" calcext:value-type="float">
            <text:p>2.6627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316" calcext:value-type="float">
            <text:p>2.78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64348387097" calcext:value-type="float">
            <text:p>2.8256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50744" calcext:value-type="float">
            <text:p>2.8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838812903226" calcext:value-type="float">
            <text:p>2.6383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678012903226" calcext:value-type="float">
            <text:p>2.7267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0176" calcext:value-type="float">
            <text:p>2.63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951019354839" calcext:value-type="float">
            <text:p>2.6195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2208" calcext:value-type="float">
            <text:p>2.63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85858064516" calcext:value-type="float">
            <text:p>2.4818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683671428571" calcext:value-type="float">
            <text:p>2.66683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41238709677" calcext:value-type="float">
            <text:p>2.6604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19303225806" calcext:value-type="float">
            <text:p>2.7611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04008" calcext:value-type="float">
            <text:p>2.80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10270967742" calcext:value-type="float">
            <text:p>2.8251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30648" calcext:value-type="float">
            <text:p>3.0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18464516129" calcext:value-type="float">
            <text:p>2.851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602812903226" calcext:value-type="float">
            <text:p>2.8060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26688" calcext:value-type="float">
            <text:p>2.9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920929032258" calcext:value-type="float">
            <text:p>2.7192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9808" calcext:value-type="float">
            <text:p>2.7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265058064516" calcext:value-type="float">
            <text:p>2.7226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60028571429" calcext:value-type="float">
            <text:p>2.73460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9832258064" calcext:value-type="float">
            <text:p>2.74329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30270967742" calcext:value-type="float">
            <text:p>2.9013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05048" calcext:value-type="float">
            <text:p>2.87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97832258064" calcext:value-type="float">
            <text:p>2.84997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78072" calcext:value-type="float">
            <text:p>2.92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992051612903" calcext:value-type="float">
            <text:p>2.8299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863070967742" calcext:value-type="float">
            <text:p>2.8586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5496" calcext:value-type="float">
            <text:p>2.82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438012903226" calcext:value-type="float">
            <text:p>2.5743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35656" calcext:value-type="float">
            <text:p>2.82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80567741936" calcext:value-type="float">
            <text:p>2.66080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359085714286" calcext:value-type="float">
            <text:p>2.71359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250606451613" calcext:value-type="float">
            <text:p>2.6725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247716129032" calcext:value-type="float">
            <text:p>2.6624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045561290323" calcext:value-type="float">
            <text:p>2.7604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496" calcext:value-type="float">
            <text:p>2.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51870967742" calcext:value-type="float">
            <text:p>2.7245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21703225806" calcext:value-type="float">
            <text:p>2.57221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883" calcext:value-type="float">
            <text:p>2.068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216025806452" calcext:value-type="float">
            <text:p>1.8721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87608" calcext:value-type="float">
            <text:p>2.37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10255483871" calcext:value-type="float">
            <text:p>2.601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41" calcext:value-type="float">
            <text:p>2.3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177187096774" calcext:value-type="float">
            <text:p>2.4517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22864516129" calcext:value-type="float">
            <text:p>2.5422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70128" calcext:value-type="float">
            <text:p>2.6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70632" calcext:value-type="float">
            <text:p>2.81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159225806452" calcext:value-type="float">
            <text:p>2.6615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06967741935" calcext:value-type="float">
            <text:p>2.48706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3456" calcext:value-type="float">
            <text:p>1.82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111922580645" calcext:value-type="float">
            <text:p>1.8511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2418" calcext:value-type="float">
            <text:p>2.582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683819354839" calcext:value-type="float">
            <text:p>2.5768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461" calcext:value-type="float">
            <text:p>2.545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23504516129" calcext:value-type="float">
            <text:p>2.3123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108496551724" calcext:value-type="float">
            <text:p>2.61108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167555555556" calcext:value-type="float">
            <text:p>2.68167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334342857143" calcext:value-type="float">
            <text:p>2.69334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009533333333" calcext:value-type="float">
            <text:p>2.71009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1336" calcext:value-type="float">
            <text:p>2.5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908547368421" calcext:value-type="float">
            <text:p>2.669085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019644444444" calcext:value-type="float">
            <text:p>2.390196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76657142857" calcext:value-type="float">
            <text:p>2.75876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145866666667" calcext:value-type="float">
            <text:p>2.61145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425371428571" calcext:value-type="float">
            <text:p>2.5742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610608" calcext:value-type="float">
            <text:p>2.586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0711" calcext:value-type="float">
            <text:p>2.6407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65890909091" calcext:value-type="float">
            <text:p>2.53565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280510344827" calcext:value-type="float">
            <text:p>2.55280510344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28272" calcext:value-type="float">
            <text:p>2.45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63420689655" calcext:value-type="float">
            <text:p>2.24963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4144" calcext:value-type="float">
            <text:p>2.73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6832" calcext:value-type="float">
            <text:p>2.69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55420689655" calcext:value-type="float">
            <text:p>2.75255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41324137931" calcext:value-type="float">
            <text:p>2.74141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683642857143" calcext:value-type="float">
            <text:p>2.446836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66472" calcext:value-type="float">
            <text:p>2.53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428" calcext:value-type="float">
            <text:p>2.53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360516129032" calcext:value-type="float">
            <text:p>2.5436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436851612903" calcext:value-type="float">
            <text:p>2.6043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03072" calcext:value-type="float">
            <text:p>2.6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61832258065" calcext:value-type="float">
            <text:p>2.6366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604" calcext:value-type="float">
            <text:p>2.67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570722580645" calcext:value-type="float">
            <text:p>2.7457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34632258064" calcext:value-type="float">
            <text:p>2.74634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940963636364" calcext:value-type="float">
            <text:p>2.61940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82180645161" calcext:value-type="float">
            <text:p>2.7038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05336" calcext:value-type="float">
            <text:p>2.4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900722580645" calcext:value-type="float">
            <text:p>2.4790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388165517241" calcext:value-type="float">
            <text:p>2.36388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374722580645" calcext:value-type="float">
            <text:p>2.3037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8792" calcext:value-type="float">
            <text:p>2.10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50386206897" calcext:value-type="float">
            <text:p>2.23150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32572" calcext:value-type="float">
            <text:p>2.083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62510344828" calcext:value-type="float">
            <text:p>1.87462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87212" calcext:value-type="float">
            <text:p>1.85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76666666667" calcext:value-type="float">
            <text:p>1.7737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36672" calcext:value-type="float">
            <text:p>1.55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236055172414" calcext:value-type="float">
            <text:p>1.70236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4152" calcext:value-type="float">
            <text:p>1.7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30133333333" calcext:value-type="float">
            <text:p>2.07230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88984" calcext:value-type="float">
            <text:p>2.1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920412903226" calcext:value-type="float">
            <text:p>2.3092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08056" calcext:value-type="float">
            <text:p>2.3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990967741935" calcext:value-type="float">
            <text:p>2.34990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34752" calcext:value-type="float">
            <text:p>2.30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98890322581" calcext:value-type="float">
            <text:p>2.3569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87458064516" calcext:value-type="float">
            <text:p>2.2288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6856" calcext:value-type="float">
            <text:p>1.62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12575483871" calcext:value-type="float">
            <text:p>2.1712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95104" calcext:value-type="float">
            <text:p>2.22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01122580645" calcext:value-type="float">
            <text:p>2.1300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678171428571" calcext:value-type="float">
            <text:p>2.22678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758774193548" calcext:value-type="float">
            <text:p>2.2075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95780645161" calcext:value-type="float">
            <text:p>2.2679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94316" calcext:value-type="float">
            <text:p>2.259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23303225807" calcext:value-type="float">
            <text:p>2.31923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599974193548" calcext:value-type="float">
            <text:p>2.4559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94890322581" calcext:value-type="float">
            <text:p>2.4179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174" calcext:value-type="float">
            <text:p>2.154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00658064516" calcext:value-type="float">
            <text:p>2.5230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0844" calcext:value-type="float">
            <text:p>2.1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831058064516" calcext:value-type="float">
            <text:p>2.2883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42057142857" calcext:value-type="float">
            <text:p>2.27642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83225806452" calcext:value-type="float">
            <text:p>2.2958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9716" calcext:value-type="float">
            <text:p>2.2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1776" calcext:value-type="float">
            <text:p>2.38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536929032258" calcext:value-type="float">
            <text:p>2.4753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068167741936" calcext:value-type="float">
            <text:p>2.4306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83848" calcext:value-type="float">
            <text:p>2.41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50219354839" calcext:value-type="float">
            <text:p>2.1745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0516" calcext:value-type="float">
            <text:p>2.267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23419354839" calcext:value-type="float">
            <text:p>2.3162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566137931034" calcext:value-type="float">
            <text:p>2.335661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495303225806" calcext:value-type="float">
            <text:p>2.36495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04937931034" calcext:value-type="float">
            <text:p>2.392049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736085714286" calcext:value-type="float">
            <text:p>2.39736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935406896552" calcext:value-type="float">
            <text:p>2.39935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67492" calcext:value-type="float">
            <text:p>2.336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96675" calcext:value-type="float">
            <text:p>2.419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27814285714" calcext:value-type="float">
            <text:p>2.33427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125406896552" calcext:value-type="float">
            <text:p>2.36125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38385714286" calcext:value-type="float">
            <text:p>2.200383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048317241379" calcext:value-type="float">
            <text:p>2.21048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46016" calcext:value-type="float">
            <text:p>2.203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0666" calcext:value-type="float">
            <text:p>2.280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586683870968" calcext:value-type="float">
            <text:p>2.3758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63376" calcext:value-type="float">
            <text:p>2.3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968980645161" calcext:value-type="float">
            <text:p>2.4096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459" calcext:value-type="float">
            <text:p>2.43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357625806452" calcext:value-type="float">
            <text:p>2.5335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665316129032" calcext:value-type="float">
            <text:p>2.5466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0576" calcext:value-type="float">
            <text:p>2.56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254090322581" calcext:value-type="float">
            <text:p>2.5825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650586666667" calcext:value-type="float">
            <text:p>2.506505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14384516129" calcext:value-type="float">
            <text:p>2.3814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622942857143" calcext:value-type="float">
            <text:p>2.41622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705535483871" calcext:value-type="float">
            <text:p>2.3970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5784" calcext:value-type="float">
            <text:p>2.39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097268965517" calcext:value-type="float">
            <text:p>2.43097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25656" calcext:value-type="float">
            <text:p>2.44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9576" calcext:value-type="float">
            <text:p>2.4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546533333333" calcext:value-type="float">
            <text:p>2.49546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73888" calcext:value-type="float">
            <text:p>2.5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90372413793" calcext:value-type="float">
            <text:p>2.48790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110344827586" calcext:value-type="float">
            <text:p>2.39110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81792" calcext:value-type="float">
            <text:p>2.3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08444444444" calcext:value-type="float">
            <text:p>2.38308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879466666667" calcext:value-type="float">
            <text:p>2.37879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60328" calcext:value-type="float">
            <text:p>2.3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972193103448" calcext:value-type="float">
            <text:p>2.39972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54384" calcext:value-type="float">
            <text:p>2.41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9504" calcext:value-type="float">
            <text:p>2.44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133223529412" calcext:value-type="float">
            <text:p>2.501332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60290909091" calcext:value-type="float">
            <text:p>2.46860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644634482759" calcext:value-type="float">
            <text:p>2.54644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5768" calcext:value-type="float">
            <text:p>2.5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894068965517" calcext:value-type="float">
            <text:p>2.42894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3584" calcext:value-type="float">
            <text:p>2.4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183885714286" calcext:value-type="float">
            <text:p>2.41183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0048" calcext:value-type="float">
            <text:p>2.42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921548387097" calcext:value-type="float">
            <text:p>2.4492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9364" calcext:value-type="float">
            <text:p>2.462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23496" calcext:value-type="float">
            <text:p>2.4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2275862069" calcext:value-type="float">
            <text:p>2.5172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01472" calcext:value-type="float">
            <text:p>2.60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9544" calcext:value-type="float">
            <text:p>2.6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430579310345" calcext:value-type="float">
            <text:p>2.60430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4638" calcext:value-type="float">
            <text:p>2.564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807765517241" calcext:value-type="float">
            <text:p>2.40807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7528" calcext:value-type="float">
            <text:p>2.4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522044444444" calcext:value-type="float">
            <text:p>2.455220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97948387097" calcext:value-type="float">
            <text:p>2.4659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743406451613" calcext:value-type="float">
            <text:p>2.4774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3612" calcext:value-type="float">
            <text:p>2.48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747161290323" calcext:value-type="float">
            <text:p>2.5074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16688" calcext:value-type="float">
            <text:p>2.5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256980645161" calcext:value-type="float">
            <text:p>2.5925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83896774193" calcext:value-type="float">
            <text:p>2.44783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84784" calcext:value-type="float">
            <text:p>2.6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885083870968" calcext:value-type="float">
            <text:p>2.6288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02312" calcext:value-type="float">
            <text:p>2.51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653187096774" calcext:value-type="float">
            <text:p>2.4365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790028571429" calcext:value-type="float">
            <text:p>2.46790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635251612903" calcext:value-type="float">
            <text:p>2.4763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15883870968" calcext:value-type="float">
            <text:p>2.4261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26952" calcext:value-type="float">
            <text:p>2.41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617316129032" calcext:value-type="float">
            <text:p>2.5161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7212" calcext:value-type="float">
            <text:p>2.493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150580645161" calcext:value-type="float">
            <text:p>2.4615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34038709677" calcext:value-type="float">
            <text:p>2.4653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438" calcext:value-type="float">
            <text:p>2.61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813961290323" calcext:value-type="float">
            <text:p>2.5181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56824" calcext:value-type="float">
            <text:p>2.3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97961290323" calcext:value-type="float">
            <text:p>2.3809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113628571429" calcext:value-type="float">
            <text:p>2.45113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16735483871" calcext:value-type="float">
            <text:p>2.451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43070967742" calcext:value-type="float">
            <text:p>2.4014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42776" calcext:value-type="float">
            <text:p>2.42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350116129032" calcext:value-type="float">
            <text:p>2.4735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02312" calcext:value-type="float">
            <text:p>2.51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854451612903" calcext:value-type="float">
            <text:p>2.4885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003096774194" calcext:value-type="float">
            <text:p>2.4600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4656" calcext:value-type="float">
            <text:p>2.4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01135483871" calcext:value-type="float">
            <text:p>2.4260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29952" calcext:value-type="float">
            <text:p>2.27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15974193548" calcext:value-type="float">
            <text:p>2.2121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076924137931" calcext:value-type="float">
            <text:p>2.16076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014099591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503432258064" calcext:value-type="float">
            <text:p>2.15503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90" meta:object-count="0"/>
    <meta:user-defined meta:name="AppVersion">3.0</meta:user-defined>
  </office:meta>
</office:document-meta>
</file>